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1" style:family="table-row">
      <style:table-row-properties style:min-row-height="3.598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.701cm" fo:margin-left="0cm" table:align="left"/>
    </style:style>
    <style:style style:name="Tabela4.A" style:family="table-column">
      <style:table-column-properties style:column-width="11.13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387ef" officeooo:paragraph-rsid="000387e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387ef" officeooo:paragraph-rsid="000387ef"/>
    </style:style>
    <style:style style:name="P4" style:family="paragraph" style:parent-style-name="Standard">
      <style:text-properties style:font-name="Courier New" officeooo:rsid="00116d0f" officeooo:paragraph-rsid="00180b7b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loext:graphic-properties draw:fill="none" draw:fill-image-width="0cm" draw:fill-image-height="0cm"/>
      <style:paragraph-properties fo:margin-left="0cm" fo:margin-right="0cm" fo:text-align="justify" style:justify-single-word="false" fo:orphans="6" fo:widows="3" fo:text-indent="0cm" style:auto-text-indent="false" fo:break-before="column" fo:background-color="transparent" style:shadow="none" fo:keep-with-next="always">
        <style:tab-stops/>
      </style:paragraph-properties>
      <style:text-properties style:font-name="Courier New" officeooo:rsid="000387ef" officeooo:paragraph-rsid="00038f59"/>
    </style:style>
    <style:style style:name="P7" style:family="paragraph" style:parent-style-name="Standard">
      <loext:graphic-properties draw:fill="none" draw:fill-image-width="0cm" draw:fill-image-height="0cm"/>
      <style:paragraph-properties fo:margin-left="0cm" fo:margin-right="0cm" fo:orphans="6" fo:widows="3" fo:text-indent="0cm" style:auto-text-indent="false" fo:break-before="column" fo:background-color="transparent" style:shadow="none" fo:keep-with-next="always">
        <style:tab-stops/>
      </style:paragraph-properties>
      <style:text-properties style:font-name="Courier New" officeooo:paragraph-rsid="00038f59"/>
    </style:style>
    <style:style style:name="P8" style:family="paragraph" style:parent-style-name="Standard">
      <loext:graphic-properties draw:fill="none" draw:fill-image-width="0cm" draw:fill-image-height="0cm"/>
      <style:paragraph-properties fo:margin-left="0cm" fo:margin-right="0cm" fo:text-align="justify" style:justify-single-word="false" fo:orphans="6" fo:widows="3" fo:text-indent="0cm" style:auto-text-indent="false" fo:background-color="transparent" style:shadow="none">
        <style:tab-stops/>
      </style:paragraph-properties>
      <style:text-properties style:font-name="Courier New" officeooo:rsid="000387ef" officeooo:paragraph-rsid="00038f59"/>
    </style:style>
    <style:style style:name="P9" style:family="paragraph" style:parent-style-name="Standard">
      <loext:graphic-properties draw:fill="none" draw:fill-image-width="0cm" draw:fill-image-height="0cm"/>
      <style:paragraph-properties fo:margin-left="0cm" fo:margin-right="0cm" fo:text-align="justify" style:justify-single-word="false" fo:orphans="6" fo:widows="3" fo:text-indent="0cm" style:auto-text-indent="false" fo:background-color="transparent" style:shadow="none">
        <style:tab-stops/>
      </style:paragraph-properties>
      <style:text-properties style:font-name="Courier New" officeooo:rsid="000387ef" officeooo:paragraph-rsid="000387ef"/>
    </style:style>
    <style:style style:name="P10" style:family="paragraph" style:parent-style-name="Standard">
      <loext:graphic-properties draw:fill="none" draw:fill-image-width="0cm" draw:fill-image-height="0cm"/>
      <style:paragraph-properties fo:margin-left="0cm" fo:margin-right="0cm" fo:text-align="justify" style:justify-single-word="false" fo:orphans="6" fo:widows="3" fo:text-indent="0cm" style:auto-text-indent="false" fo:background-color="transparent" style:shadow="none">
        <style:tab-stops/>
      </style:paragraph-properties>
      <style:text-properties style:font-name="Courier New" officeooo:rsid="00038f59" officeooo:paragraph-rsid="00038f59"/>
    </style:style>
    <style:style style:name="P11" style:family="paragraph" style:parent-style-name="Standard">
      <loext:graphic-properties draw:fill="none" draw:fill-image-width="0cm" draw:fill-image-height="0cm"/>
      <style:paragraph-properties fo:margin-left="0cm" fo:margin-right="0cm" fo:text-align="justify" style:justify-single-word="false" fo:orphans="6" fo:widows="3" fo:text-indent="0cm" style:auto-text-indent="false" fo:background-color="transparent" style:shadow="none" fo:keep-with-next="always">
        <style:tab-stops/>
      </style:paragraph-properties>
      <style:text-properties style:font-name="Courier New" officeooo:rsid="000387ef" officeooo:paragraph-rsid="00038f59"/>
    </style:style>
    <style:style style:name="P12" style:family="paragraph" style:parent-style-name="Standard">
      <style:paragraph-properties fo:text-align="justify" style:justify-single-word="false" fo:break-before="column"/>
      <style:text-properties officeooo:rsid="000387ef" officeooo:paragraph-rsid="000387ef"/>
    </style:style>
    <style:style style:name="P13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officeooo:rsid="000416e9" officeooo:paragraph-rsid="000416e9"/>
    </style:style>
    <style:style style:name="P14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officeooo:rsid="000416e9" officeooo:paragraph-rsid="000525d6"/>
    </style:style>
    <style:style style:name="P15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officeooo:rsid="000416e9" officeooo:paragraph-rsid="0005c846"/>
    </style:style>
    <style:style style:name="P16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officeooo:rsid="000416e9" officeooo:paragraph-rsid="0015310a"/>
    </style:style>
    <style:style style:name="P17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0525d6" officeooo:paragraph-rsid="000525d6"/>
    </style:style>
    <style:style style:name="P18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0525d6" officeooo:paragraph-rsid="000525d6"/>
    </style:style>
    <style:style style:name="P19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054962" officeooo:paragraph-rsid="00054962"/>
    </style:style>
    <style:style style:name="P20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054962" officeooo:paragraph-rsid="0005c846"/>
    </style:style>
    <style:style style:name="P21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5310a" officeooo:paragraph-rsid="0015310a"/>
    </style:style>
    <style:style style:name="P22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05c846" officeooo:paragraph-rsid="0005c846"/>
    </style:style>
    <style:style style:name="P23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68b2b" officeooo:paragraph-rsid="00168b2b"/>
    </style:style>
    <style:style style:name="P24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ac241" officeooo:paragraph-rsid="001ac241"/>
    </style:style>
    <style:style style:name="P25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ac241" officeooo:paragraph-rsid="001c75b8"/>
    </style:style>
    <style:style style:name="P26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054962" officeooo:paragraph-rsid="00054962"/>
    </style:style>
    <style:style style:name="P27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15310a" officeooo:paragraph-rsid="0015310a"/>
    </style:style>
    <style:style style:name="P28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05c846" officeooo:paragraph-rsid="0005c846"/>
    </style:style>
    <style:style style:name="P29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16bbaf" officeooo:paragraph-rsid="0016bbaf"/>
    </style:style>
    <style:style style:name="P30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1ac241" officeooo:paragraph-rsid="001ac241"/>
    </style:style>
    <style:style style:name="P31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ac241" officeooo:paragraph-rsid="001ac241"/>
    </style:style>
    <style:style style:name="P32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68b2b" officeooo:paragraph-rsid="00168b2b"/>
    </style:style>
    <style:style style:name="P33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054962" officeooo:paragraph-rsid="00054962"/>
    </style:style>
    <style:style style:name="P34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style:font-name="Courier New" officeooo:rsid="0016bbaf" officeooo:paragraph-rsid="0016bbaf"/>
    </style:style>
    <style:style style:name="P35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0525d6" officeooo:paragraph-rsid="000525d6"/>
    </style:style>
    <style:style style:name="P36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054962" officeooo:paragraph-rsid="00054962"/>
    </style:style>
    <style:style style:name="P37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16bbaf" officeooo:paragraph-rsid="0016bbaf"/>
    </style:style>
    <style:style style:name="P38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officeooo:rsid="0005c846" officeooo:paragraph-rsid="0005c846"/>
    </style:style>
    <style:style style:name="P39" style:family="paragraph" style:parent-style-name="Standard">
      <style:text-properties style:font-name="Courier New" officeooo:rsid="00116d0f" officeooo:paragraph-rsid="00180b7b"/>
    </style:style>
    <style:style style:name="P40" style:family="paragraph" style:parent-style-name="Standard">
      <style:paragraph-properties fo:text-align="justify" style:justify-single-word="false"/>
      <style:text-properties officeooo:rsid="0005c846" officeooo:paragraph-rsid="00116d0f"/>
    </style:style>
    <style:style style:name="T1" style:family="text">
      <style:text-properties officeooo:rsid="000387ef"/>
    </style:style>
    <style:style style:name="T2" style:family="text">
      <style:text-properties officeooo:rsid="00038f59"/>
    </style:style>
    <style:style style:name="T3" style:family="text">
      <style:text-properties officeooo:rsid="000525d6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094178"/>
    </style:style>
    <style:style style:name="T6" style:family="text">
      <style:text-properties officeooo:rsid="0005c846"/>
    </style:style>
    <style:style style:name="T7" style:family="text">
      <style:text-properties officeooo:rsid="00074f44"/>
    </style:style>
    <style:style style:name="T8" style:family="text">
      <style:text-properties officeooo:rsid="00094178"/>
    </style:style>
    <style:style style:name="T9" style:family="text">
      <style:text-properties officeooo:rsid="000a0b7b"/>
    </style:style>
    <style:style style:name="T10" style:family="text">
      <style:text-properties officeooo:rsid="000ae289"/>
    </style:style>
    <style:style style:name="T11" style:family="text">
      <style:text-properties officeooo:rsid="0015310a"/>
    </style:style>
    <style:style style:name="T12" style:family="text">
      <style:text-properties officeooo:rsid="00180b7b"/>
    </style:style>
    <style:style style:name="T13" style:family="text">
      <style:text-properties officeooo:rsid="001c75b8"/>
    </style:style>
    <style:style style:name="T14" style:family="text">
      <style:text-properties officeooo:rsid="001e3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****** <text:span text:style-name="T1">TROCA ******</text:span></text:p>
      <text:p text:style-name="P2">1. Dados dois copos marcados como A e B. Copo A contem leite e Copo B limonada. Sugira uma maneira de trocar os conteudos dos copos A e B.</text:p>
      <text:p text:style-name="P3">Pegar um copo C vazio.</text:p>
      <text:p text:style-name="P3">Passar o conteúdo de A para C.</text:p>
      <text:p text:style-name="P3">B -&gt; A e C -&gt; B.</text:p>
      <text:p text:style-name="P3"/>
      <text:p text:style-name="P2">2. Crie um algoritmo que faça as seguintes trocas: a -&gt; b -&gt; c -&gt; a</text:p>
      <text:p text:style-name="P2"><text:tab/><text:tab/><text:tab/><text:tab/><text:tab/>(b assume o valor de a, c o valor de b, etc)</text:p>
      <text:p text:style-name="P3">troca(a,b,c) //fazendo ao contrario para que os valores originais</text:p>
      <text:p text:style-name="P3"><text:s text:c="12"/>//sejam trocados</text:p>
      <text:p text:style-name="P3"><text:s text:c="2"/>aux = a;</text:p>
      <text:p text:style-name="P3"><text:s text:c="2"/>a=c;</text:p>
      <text:p text:style-name="P3"><text:s text:c="2"/>c=b;</text:p>
      <text:p text:style-name="P3"><text:s text:c="2"/>b=aux;</text:p>
      <text:p text:style-name="P2"/>
      <text:p text:style-name="P3">troca(a,b,c) //acabou que deu na mesma</text:p>
      <text:p text:style-name="P3"><text:s text:c="2"/>aux1 =b;</text:p>
      <text:p text:style-name="P3"><text:s text:c="2"/>aux2=c;</text:p>
      <text:p text:style-name="P3"><text:s text:c="2"/>b=a;</text:p>
      <text:p text:style-name="P3"><text:s text:c="2"/>c=aux1;</text:p>
      <text:p text:style-name="P3"><text:s text:c="2"/>a=aux2;</text:p>
      <text:p text:style-name="P2"><text:s text:c="2"/></text:p>
      <text:p text:style-name="P2">3.Crie um algoritmo que faça as seguintes trocas: a &lt;- b &lt;- c &lt;- d &lt;- a</text:p>
      <text:p text:style-name="P3">troca(a,b,c,d)</text:p>
      <text:p text:style-name="P3"><text:s text:c="2"/>aux1=d;</text:p>
      <text:p text:style-name="P3"><text:s text:c="2"/>d=a;</text:p>
      <text:p text:style-name="P3"><text:s text:c="2"/>a=b;</text:p>
      <text:p text:style-name="P3"><text:s text:c="2"/>b=c;</text:p>
      <text:p text:style-name="P3"><text:s text:c="2"/>c=aux1;</text:p>
      <text:p text:style-name="P2"><text:s text:c="2"/></text:p>
      <text:p text:style-name="P2">4. Dadas duas variaveis inteiras a e b, troque os valores delas SEM utilizar uma variavel auxiliar.</text:p>
      <text:p text:style-name="P8">troca(a,b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if(a&gt;0 &amp;&amp; b&lt;0){</text:p>
            <text:p text:style-name="P6"><text:tab/>a *=-1;</text:p>
            <text:p text:style-name="P6"><text:tab/>b *=-1;</text:p>
            <text:p text:style-name="P7"><text:tab/>a += b;</text:p>
            <text:p text:style-name="P7"><text:tab/>b = a-b;</text:p>
            <text:p text:style-name="P6"><text:tab/>a -= b ;</text:p>
            <text:p text:style-name="P11"><text:s text:c="2"/>}</text:p>
          </table:table-cell>
          <table:table-cell table:style-name="Tabela1.A1" office:value-type="string">
            <text:p text:style-name="P6">else if(a&lt;0 &amp;&amp; b&lt;0){</text:p>
            <text:p text:style-name="P6"><text:tab/>a *=-1;</text:p>
            <text:p text:style-name="P6"><text:tab/>b *=-1 ;</text:p>
            <text:p text:style-name="P7"><text:tab/>a += b;</text:p>
            <text:p text:style-name="P7"><text:tab/>b = a-b;</text:p>
            <text:p text:style-name="P6"><text:tab/>a -= b;</text:p>
            <text:p text:style-name="P6"><text:tab/>a *=-1;</text:p>
            <text:p text:style-name="P6"><text:tab/>b *=-1 ;</text:p>
            <text:p text:style-name="P11"><text:s text:c="2"/>} <text:span text:style-name="T2">else{</text:span></text:p>
            <text:p text:style-name="P7"><text:tab/>a += b;</text:p>
            <text:p text:style-name="P7"><text:tab/>b = a-b;</text:p>
            <text:p text:style-name="P8"><text:tab/>a -= b;</text:p>
            <text:p text:style-name="P10">}</text:p>
          </table:table-cell>
        </table:table-row>
      </table:table>
      <text:p text:style-name="P9"/>
      <text:p text:style-name="P12">5. O que acontece se chamarmos a funcao troca com os seguintes argumentos? troca(i, a[i])</text:p>
      <text:p text:style-name="P2">O programa acusa que um ponteiro está tentando ser passado no lugar de uma referencia.</text:p>
      <text:p text:style-name="P2"/>
      <text:p text:style-name="P2"/>
      <text:p text:style-name="P2"/>
      <text:p text:style-name="P13"><text:soft-page-break/><text:s/>****** CONTADOR<text:span text:style-name="T1"> ******</text:span></text:p>
      <text:p text:style-name="P17">6. Crie um algoritmo que le uma lista de numeros e conte o numero de negativos e nao-negativos no conjunto.</text:p>
      <text:p text:style-name="P17"><text:span text:style-name="T4">contaNegativosePositivos(A)</text:span></text:p>
      <text:p text:style-name="P18"><text:s text:c="2"/>int positvos = 0, negativos = 0;</text:p>
      <text:p text:style-name="P18"><text:s text:c="2"/>for(int i=0;i&lt; A.size();i++)</text:p>
      <text:p text:style-name="P18"><text:s text:c="4"/>if(A[i] &gt; = 0)</text:p>
      <text:p text:style-name="P18"><text:s text:c="6"/>positivos ++;</text:p>
      <text:p text:style-name="P18"><text:s text:c="4"/>else </text:p>
      <text:p text:style-name="P18"><text:s text:c="6"/>negativos ++;</text:p>
      <text:p text:style-name="P18"><text:s/></text:p>
      <text:p text:style-name="P17">7. Assuma o algoritmo do exercicio anterior, porem com o contador inicializado com o numero de alunos n. Ao termino, o valor do contador deve conter novamente o numero de alunos que foram aprovados. Se houveram mais aprovacoes do que reprovacoes, por que esta implementacao seria melhor que a original?</text:p>
      <text:p text:style-name="P17"><text:span text:style-name="T4">contaAprovações(A)</text:span></text:p>
      <text:p text:style-name="P18"><text:s text:c="2"/>int contador=n; //alunos</text:p>
      <text:p text:style-name="P18"><text:s text:c="2"/>for(int i=0;i&lt; A.size();i++)</text:p>
      <text:p text:style-name="P18"><text:s text:c="4"/>if (A[i] &lt; 0)</text:p>
      <text:p text:style-name="P18"><text:s text:c="6"/>contador –-;</text:p>
      <text:p text:style-name="P18"><text:s text:c="2"/><text:span text:style-name="T10">return contador;</text:span></text:p>
      <text:p text:style-name="P18"/>
      <text:p text:style-name="P17">Em relação ao algoritmo anterior, não existem notas menores que zero. Então ele não funciona para o exercicio atual.</text:p>
      <text:p text:style-name="P17">Entretando, aqui, ainda que todo o vetor de notas tenho que ser percorrido, somente um fluxo de decisão existe e se o numero de aprovacoes for mais, poucas vezes o contador será decrementado. Além disso e só um contador também, com uma simples conta de subtração, que no final terá as quantidade de aprovados.</text:p>
      <text:p text:style-name="P17"/>
      <text:p text:style-name="P14"><text:s/>****** <text:span text:style-name="T3">SOMA ******</text:span></text:p>
      <text:p text:style-name="P26">8. Crie um algoritmo para calcular a media de n numeros.</text:p>
      <text:p text:style-name="P26"><text:s text:c="2"/><text:span text:style-name="T4">media(N)</text:span></text:p>
      <text:p text:style-name="P19"><text:s text:c="4"/>soma =0;</text:p>
      <text:p text:style-name="P19"><text:s text:c="4"/>tam = N.size();</text:p>
      <text:p text:style-name="P19"><text:s text:c="4"/>for(i=0;i&lt;tam;i++)</text:p>
      <text:p text:style-name="P19"><text:s text:c="6"/>soma = soma+N[i];</text:p>
      <text:p text:style-name="P19"><text:s text:c="4"/><text:span text:style-name="T9">return </text:span>media= soma/tam;</text:p>
      <text:p text:style-name="P26"><text:s text:c="6"/></text:p>
      <text:p text:style-name="P26">9. Crie um algoritmo que calcule a soma dos quadrados de n numeros, </text:p>
      <text:p text:style-name="P26"><text:s text:c="2"/><text:span text:style-name="T4">somaDosQuadrados(N)</text:span></text:p>
      <text:p text:style-name="P19"><text:s text:c="4"/>soma =0;</text:p>
      <text:p text:style-name="P19"><text:s text:c="4"/>for(i=0;i&lt;N.size();i++)</text:p>
      <text:p text:style-name="P19"><text:s text:c="6"/>soma = soma+(N[i]*N[i]);</text:p>
      <text:p text:style-name="P26"><text:span text:style-name="T4"><text:s text:c="4"/></text:span><text:span text:style-name="T5">return soma;</text:span></text:p>
      <text:p text:style-name="P26"><text:span text:style-name="T5"/></text:p>
      <text:p text:style-name="P26">10. Crie um algoritmo que calcula a media harmonica de n valores.</text:p>
      <text:p text:style-name="P26"><text:s text:c="2"/><text:span text:style-name="T4">harmonica(N)</text:span></text:p>
      <text:p text:style-name="P19"><text:s text:c="4"/>soma =0;</text:p>
      <text:p text:style-name="P19"><text:s text:c="4"/>tam=N.size();</text:p>
      <text:p text:style-name="P19"><text:s text:c="4"/>for(i=0;i&lt;tam;i++)</text:p>
      <text:p text:style-name="P19"><text:s text:c="6"/>soma=soma+(1/N[i]);</text:p>
      <text:p text:style-name="P19"><text:s text:c="4"/><text:span text:style-name="T8">return </text:span>media = tam/soma;</text:p>
      <text:p text:style-name="P26"/>
      <text:p text:style-name="P26"><text:soft-page-break/>11. Crie um algoritmo que calcula a soma dos primeiros n termos (n &gt;= 0) das seguintes series:</text:p>
      <text:p text:style-name="P26">(a) s=1 + 2+3+ ...</text:p>
      <text:p text:style-name="P26">(b) s=1 + 3+5+ ...</text:p>
      <text:p text:style-name="P26">(c) s = 2+4+6+ ...</text:p>
      <text:p text:style-name="P26">(d) s=1 + 1/2+1/3+ …</text:p>
      <text:p text:style-name="P2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a- </text:p>
            <text:p text:style-name="P26"><text:s text:c="2"/><text:span text:style-name="T4">serie(n)</text:span></text:p>
            <text:p text:style-name="P19"><text:s text:c="4"/>soma=0;</text:p>
            <text:p text:style-name="P19"><text:s text:c="4"/>for(i=1;i&lt;=n;i++)</text:p>
            <text:p text:style-name="P19"><text:s text:c="6"/>soma=soma+i;</text:p>
            <text:p text:style-name="P26">b-</text:p>
            <text:p text:style-name="P26"><text:s text:c="2"/><text:span text:style-name="T4">serie(n)</text:span></text:p>
            <text:p text:style-name="P19"><text:s text:c="4"/>soma=0;</text:p>
            <text:p text:style-name="P19"><text:s text:c="4"/>for(i=1;i&lt;=;i+=2)</text:p>
            <text:p text:style-name="P19"><text:s text:c="6"/>soma=soma+i;</text:p>
          </table:table-cell>
          <table:table-cell table:style-name="Tabela2.A1" office:value-type="string">
            <text:p text:style-name="P26">c-</text:p>
            <text:p text:style-name="P26"><text:s text:c="2"/><text:span text:style-name="T4">serie(n)</text:span></text:p>
            <text:p text:style-name="P19"><text:s text:c="4"/>soma=0;</text:p>
            <text:p text:style-name="P19"><text:s text:c="4"/>for(i=0;i&lt;=tam;i+=2)</text:p>
            <text:p text:style-name="P19"><text:s text:c="6"/>soma=soma+i;</text:p>
            <text:p text:style-name="P26">d-</text:p>
            <text:p text:style-name="P19"><text:s text:c="2"/>serie(n)</text:p>
            <text:p text:style-name="P19"><text:s text:c="4"/>soma=0;</text:p>
            <text:p text:style-name="P19"><text:s text:c="4"/>for(i=1;i&lt;=tam;i++)</text:p>
            <text:p text:style-name="P19"><text:s text:c="6"/>soma=soma+1/i;</text:p>
          </table:table-cell>
        </table:table-row>
      </table:table>
      <text:p text:style-name="P19"/>
      <text:p text:style-name="P19"/>
      <text:p text:style-name="P26">12. Gere os primeiros n termos da sequencia: 1 2 4 8 16 32 ...</text:p>
      <text:p text:style-name="P26">sem utilizar multiplicacao.</text:p>
      <text:p text:style-name="P19"><text:s/>imprimeSequencia(n)</text:p>
      <text:p text:style-name="P19"><text:s text:c="3"/>for(i=1;i&lt;=n;i+=i)</text:p>
      <text:p text:style-name="P19"><text:s text:c="5"/><text:span text:style-name="T7">print</text:span> i;</text:p>
      <text:p text:style-name="P19"><text:s text:c="2"/></text:p>
      <text:p text:style-name="P26"><text:s/></text:p>
      <text:p text:style-name="P26">13. Desenvolva um algoritmo que imprime n valores da sequencia: 1 -1 1 -1 1 -1 ...</text:p>
      <text:p text:style-name="P19"><text:s/>imprimeSequencia(n)</text:p>
      <text:p text:style-name="P19"><text:s text:c="3"/>sinal=1;</text:p>
      <text:p text:style-name="P19"><text:s text:c="3"/>while(n--)</text:p>
      <text:p text:style-name="P19"><text:s text:c="5"/>imprime sinal;</text:p>
      <text:p text:style-name="P19"><text:s text:c="5"/>sinal*=-1;</text:p>
      <text:p text:style-name="P26"><text:s/></text:p>
      <text:p text:style-name="P26">14. Crie um algoritmo que calcula a soma dos primeiros n termos (n &gt;= 1) da serie: s=1 -3 +5 -7 +9 ...</text:p>
      <text:p text:style-name="P19"><text:s/>serie(n)</text:p>
      <text:p text:style-name="P19"><text:s text:c="3"/>sinal=1;</text:p>
      <text:p text:style-name="P19"><text:s text:c="3"/>soma=0;</text:p>
      <text:p text:style-name="P19"><text:s text:c="3"/>for(i=1;i&lt;=n;i+=2)</text:p>
      <text:p text:style-name="P19"><text:s text:c="5"/>soma=soma+(i*sinal);</text:p>
      <text:p text:style-name="P19"><text:s text:c="5"/>sinal*=-1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****** <text:span text:style-name="T6">FATORIAL ******</text:span></text:p>
      <text:p text:style-name="P28">15. Para um dado n, crie um algoritmo que calcula 1/n!</text:p>
      <text:p text:style-name="P22"><text:s text:c="2"/>fatorial (n)</text:p>
      <text:p text:style-name="P22"><text:s text:c="5"/>soma =1;</text:p>
      <text:p text:style-name="P22"><text:s text:c="4"/>for(i=2;i&lt;=n;i++)</text:p>
      <text:p text:style-name="P22"><text:s text:c="6"/>soma*=i;</text:p>
      <text:p text:style-name="P22"><text:s text:c="4"/>return 1/soma; <text:s/></text:p>
      <text:p text:style-name="P28"><text:s text:c="3"/></text:p>
      <text:p text:style-name="P28">16. Para um dado x e um dado n, crie um algoritmo que calcula xn/n!</text:p>
      <text:p text:style-name="P22"><text:s text:c="2"/>fatComMult(x,n)</text:p>
      <text:p text:style-name="P22"><text:s text:c="4"/>soma =1;</text:p>
      <text:p text:style-name="P22"><text:s text:c="4"/>for (int i=2;i&lt;=n;i++)</text:p>
      <text:p text:style-name="P22"><text:s text:c="6"/>soma*=i;</text:p>
      <text:p text:style-name="P22"><text:s text:c="4"/>return (x*n)/soma ;</text:p>
      <text:p text:style-name="P28"><text:s/></text:p>
      <text:p text:style-name="P28">17. Crie um algoritmo que determina se um numero n e' ou nao um numero fatorial.</text:p>
      <text:p text:style-name="P28">(um numero e' fatorial se existe algum x tal que x! = n)</text:p>
      <text:p text:style-name="P22"><text:s text:c="2"/>ehFatorial(float n)</text:p>
      <text:p text:style-name="P22"><text:s text:c="4"/>float soma=1;</text:p>
      <text:p text:style-name="P22"><text:s text:c="4"/>bool flag = false; <text:s text:c="2"/></text:p>
      <text:p text:style-name="P22"><text:s text:c="4"/>for( int i=1;i&lt;=n;i++){</text:p>
      <text:p text:style-name="P22"><text:s text:c="6"/>soma*=i;</text:p>
      <text:p text:style-name="P22"><text:s text:c="6"/>if(soma==n){</text:p>
      <text:p text:style-name="P22"><text:s text:c="10"/>flag = true;</text:p>
      <text:p text:style-name="P22"><text:s text:c="10"/>break;</text:p>
      <text:p text:style-name="P22"><text:s text:c="6"/>}</text:p>
      <text:p text:style-name="P22"><text:s text:c="4"/>}</text:p>
      <text:p text:style-name="P22"><text:s text:c="4"/>return flag;</text:p>
      <text:p text:style-name="P20"/>
      <text:p text:style-name="P5">18. Crie um algoritmo que, dado um inteiro n, encontre o maior numero fatorial presente como um fator em n.</text:p>
      <text:p text:style-name="Standard">Segundo meu entendimento do enunciado: quan<text:span text:style-name="T14">t</text:span>o maior o numero, maior o fatorial, então o fatorial de n é o maior fatorial que tem n <text:span text:style-name="T14">enquanto fator. N é maior </text:span>que qualquer antecessor de<text:span text:style-name="T14">le.</text:span></text:p>
      <text:p text:style-name="P34"/>
      <text:p text:style-name="P34">quemEhMaior(n)</text:p>
      <text:p text:style-name="P34"><text:s text:c="2"/>maior = -1;</text:p>
      <text:p text:style-name="P34"><text:s text:c="2"/>soma = 1;</text:p>
      <text:p text:style-name="P34"><text:s text:c="2"/>for(i=1;i&lt;=n;i++)</text:p>
      <text:p text:style-name="P34"><text:s text:c="4"/>soma*=i;</text:p>
      <text:p text:style-name="P34"><text:s text:c="4"/>if(soma&gt;maior)</text:p>
      <text:p text:style-name="P34"><text:s text:c="6"/>maior = soma;</text:p>
      <text:p text:style-name="P34"/>
      <text:p text:style-name="P40">19. Crie um algoritmo que simule multiplicacao utilizando adicao. A entrada devem ser dois inteiros que podem ser zero, positivo ou negativo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simulaMult(m,n)</text:p>
            <text:p text:style-name="P4"><text:s text:c="2"/>soma = 0;</text:p>
            <text:p text:style-name="P4"><text:s text:c="2"/>if(m==0||n==0)</text:p>
            <text:p text:style-name="P4"><text:s text:c="4"/>return soma;</text:p>
            <text:p text:style-name="P4"><text:s text:c="4"/></text:p>
            <text:p text:style-name="P4"><text:s text:c="2"/>for (int i =1 ;i&lt;=abs(m);i++)</text:p>
            <text:p text:style-name="P4"><text:s text:c="6"/>soma +=abs(n);</text:p>
          </table:table-cell>
          <table:table-cell table:style-name="Tabela3.A1" office:value-type="string">
            <text:p text:style-name="P4">if((m&gt;0 &amp;&amp; n&lt;0) || (m&lt;0 &amp;&amp; n&gt;0)) </text:p>
            <text:p text:style-name="P4"><text:s text:c="4"/>return soma*=-1; </text:p>
            <text:p text:style-name="P4"><text:s text:c="2"/>else </text:p>
            <text:p text:style-name="P4"><text:s text:c="4"/>return soma; <text:s/></text:p>
          </table:table-cell>
        </table:table-row>
      </table:table>
      <text:p text:style-name="P29"/>
      <text:p text:style-name="P29"><text:soft-page-break/><text:span text:style-name="T12">20.</text:span> Crie um algoritmo que avalia todos os coeficientes de x para um dado valor de n.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coeficiente(x,n)</text:p>
            <text:p text:style-name="P24"><text:s text:c="4"/>if(n&lt;x)</text:p>
            <text:p text:style-name="P24"><text:s text:c="6"/>return 0;</text:p>
            <text:p text:style-name="P24"><text:s text:c="4"/>nFat=fatorial(n);</text:p>
            <text:p text:style-name="P24"><text:s text:c="4"/>xFat=1;</text:p>
            <text:p text:style-name="P24"><text:s text:c="4"/>for(i=1;i&lt;=x;i++)</text:p>
            <text:p text:style-name="P24"><text:s text:c="6"/>xFat*=i</text:p>
            <text:p text:style-name="P25"><text:s text:c="5"/>termo=nFat/xFat*fatorial(nFat-x));</text:p>
            <text:p text:style-name="P25"><text:s text:c="5"/>print termo; <text:s/></text:p>
          </table:table-cell>
          <table:table-cell table:style-name="Tabela4.A1" office:value-type="string">
            <text:p text:style-name="P24"><text:span text:style-name="T13">f</text:span>atorial(n)</text:p>
            <text:p text:style-name="P24"><text:s text:c="3"/>nFat=1;</text:p>
            <text:p text:style-name="P24"><text:s text:c="3"/>for(i=1;i&lt;=n;i++)</text:p>
            <text:p text:style-name="P24"><text:s text:c="6"/>nFat*=i; </text:p>
            <text:p text:style-name="P24"><text:s text:c="3"/>return nFat; </text:p>
          </table:table-cell>
        </table:table-row>
      </table:table>
      <text:p text:style-name="P24"/>
      <text:p text:style-name="P24"><text:s text:c="3"/>//como eu poderia fazer um fatorial invertido</text:p>
      <text:p text:style-name="P24"><text:s text:c="3"/>//guardando os valores em ordem inversa?</text:p>
      <text:p text:style-name="P24"><text:s text:c="3"/>//pegar do maior fatorial e ir passando para o menor?</text:p>
      <text:p text:style-name="P30"><text:s text:c="4"/></text:p>
      <text:p text:style-name="P16">****** <text:span text:style-name="T11">COMPLEMENTO ******</text:span></text:p>
      <text:p text:style-name="P27">1.Crie um algoritmo para calcular a soma dos primeiros n termos da série: fs=0!+1!+2!+3!+...+n!,(n≥0)</text:p>
      <text:p text:style-name="P21"><text:s text:c="2"/>serie(n)</text:p>
      <text:p text:style-name="P21"><text:s text:c="4"/>soma = 1;</text:p>
      <text:p text:style-name="P21"><text:s text:c="4"/>for(i=1;i&lt;=n;i++)</text:p>
      <text:p text:style-name="P21"><text:s text:c="6"/>soma*=i;</text:p>
      <text:p text:style-name="P27"/>
      <text:p text:style-name="P27">2. A constante de crescimento exponencial é caracterizada pela expressão: e=1/0!+1/1!+1/2!+1/3!+...</text:p>
      <text:p text:style-name="P21"><text:s text:c="2"/>e()</text:p>
      <text:p text:style-name="P21"><text:s text:c="4"/>i=2;</text:p>
      <text:p text:style-name="P21"><text:s text:c="4"/>termo=3, fatorial=1, eSoma=2;</text:p>
      <text:p text:style-name="P21"><text:s text:c="4"/>//pq fat de 0 é 1 e fat de 1 é 1 logo termo eSoma = 2</text:p>
      <text:p text:style-name="P21"><text:s text:c="4"/>while (termo&gt;0.0000001)</text:p>
      <text:p text:style-name="P21"><text:s text:c="6"/>fatorial *= i++;</text:p>
      <text:p text:style-name="P21"><text:s text:c="6"/>termo = 1/fatorial;</text:p>
      <text:p text:style-name="P21"><text:s text:c="6"/>eSoma += termo;</text:p>
      <text:p text:style-name="P21"><text:s text:c="4"/>return eSoma;</text:p>
      <text:p text:style-name="P21"/>
      <text:p text:style-name="Standard">3. Crie um algoritmo para calcular a função cos(x) como definida pela expansão da série infinita: cos(x)=1−x²/2!+x⁴/4!−x⁶/6!+...</text:p>
      <text:p text:style-name="Standard">O erro aceitável é de 10^−6.</text:p>
      <text:p text:style-name="P23"><text:s/>cosseno(x)</text:p>
      <text:p text:style-name="P23"><text:s text:c="3"/>int i = 2, sinal = -1;</text:p>
      <text:p text:style-name="P23"><text:s text:c="3"/>float t = ((x*x)/i)*sinal;</text:p>
      <text:p text:style-name="P23"><text:s text:c="3"/>float cos=1;</text:p>
      <text:p text:style-name="P23"><text:s text:c="3"/>while(abs(t) &gt; 0.0000001){</text:p>
      <text:p text:style-name="P23"><text:s text:c="5"/>cos += t; </text:p>
      <text:p text:style-name="P23"><text:s text:c="5"/>sinal *= -1; </text:p>
      <text:p text:style-name="P23"><text:s text:c="5"/>i += 2; </text:p>
      <text:p text:style-name="P23"><text:s text:c="5"/>t=(t*x*x)/((i-1)*i)*sinal; </text:p>
      <text:p text:style-name="P23"><text:s text:c="3"/>}</text:p>
      <text:p text:style-name="P23"><text:s text:c="3"/>return c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keep-together="always" fo:orphans="0" fo:widows="0" style:page-number="auto" fo:break-before="auto" fo:break-after="auto" style:shadow="none" fo:keep-with-next="auto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1:16:03.240198743</meta:creation-date>
    <dc:date>2016-05-11T21:54:45.647861665</dc:date>
    <meta:editing-duration>PT1H50M18S</meta:editing-duration>
    <meta:editing-cycles>22</meta:editing-cycles>
    <meta:generator>LibreOffice/4.4.6.3$Linux_X86_64 LibreOffice_project/40m0$Build-3</meta:generator>
    <meta:document-statistic meta:table-count="4" meta:image-count="0" meta:object-count="0" meta:page-count="5" meta:paragraph-count="236" meta:word-count="1013" meta:character-count="6454" meta:non-whitespace-character-count="5036"/>
  </office:meta>
</office:document-meta>
</file>